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text-properties fo:background-color="#66ff99"/>
    </style:style>
    <style:style style:name="P14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9"/>
      <text:p text:style-name="P13">Add owner column to myguests and allguests, adjust room column</text:p>
      <text:p text:style-name="P9"/>
      <text:p text:style-name="P11">My_Guests</text:p>
      <text:p text:style-name="P10"><text:s/>Room name isn't consistent with others</text:p>
      <text:p text:style-name="P10">end date does not display year which matter for ownerless rooms</text:p>
      <text:p text:style-name="P10"/>
      <text:p text:style-name="P10">image link on <text:span text:style-name="T2">my_room</text:span> is probably preferable</text:p>
      <text:p text:style-name="P10">Format Available and Booked in some manner?</text:p>
      <text:p text:style-name="P10">give standard room name on popup?</text:p>
      <text:p text:style-name="P10"/>
      <text:p text:style-name="P11">Home's Confirm Popup</text:p>
      <text:p text:style-name="P10">format the date</text:p>
      <text:p text:style-name="P10">make the title larger</text:p>
      <text:p text:style-name="P10"/>
      <text:p text:style-name="P11">All Bookings</text:p>
      <text:p text:style-name="P10">popup could use room title</text:p>
      <text:p text:style-name="P10"/>
      <text:p text:style-name="P11">Rooms Master</text:p>
      <text:p text:style-name="P10">make remove owner button close to Owner's Room</text:p>
      <text:p text:style-name="P10"/>
      <text:p text:style-name="P11">Toggle</text:p>
      <text:p text:style-name="P10">finalize title and info section</text:p>
      <text:p text:style-name="Standard"><text:s/></text:p>
      <text:p text:style-name="Standard">davidtoadvine@proton.me</text:p>
      <text:p text:style-name="Standard">BugisaChicken1688</text:p>
      <text:p text:style-name="Standard"/>
      <text:p text:style-name="Standard"><text:soft-page-break/></text:p>
      <text:p text:style-name="Standard"/>
      <text:p text:style-name="Standard"/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13:57:49.03</dc:date>
    <dc:creator>Trevor Pierson</dc:creator>
    <meta:editing-duration>P21DT8H11M36S</meta:editing-duration>
    <meta:editing-cycles>333</meta:editing-cycles>
    <meta:generator>OpenOffice/4.1.13$Win32 OpenOffice.org_project/4113m1$Build-9810</meta:generator>
    <meta:document-statistic meta:table-count="0" meta:image-count="0" meta:object-count="0" meta:page-count="2" meta:paragraph-count="57" meta:word-count="353" meta:character-count="2263"/>
  </office:meta>
</office:document-meta>
</file>